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4cm" svg:height="9.004cm" svg:x="14.618cm" svg:y="0.903cm">
            <draw:object draw:notify-on-update-of-ranges="Sheet1.A2:Sheet1.A76 Sheet1.B1:Sheet1.B1 Sheet1.B2:Sheet1.B76 Sheet1.A2:Sheet1.A76 Sheet1.C1:Sheet1.C1 Sheet1.C2:Sheet1.C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2.284cm" svg:y="10.301cm">
            <draw:object draw:notify-on-update-of-ranges="Sheet1.A2:Sheet1.A76 Sheet1.D1:Sheet1.D1 Sheet1.D2:Sheet1.D76 Sheet1.A2:Sheet1.A76 Sheet1.E1:Sheet1.E1 Sheet1.E2:Sheet1.E7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tep</text:p>
          </table:table-cell>
          <table:table-cell table:style-name="Default" office:value-type="string" calcext:value-type="string">
            <text:p>QWK dynamic</text:p>
          </table:table-cell>
          <table:table-cell office:value-type="string" calcext:value-type="string">
            <text:p>QWK Static</text:p>
          </table:table-cell>
          <table:table-cell table:style-name="Default" office:value-type="string" calcext:value-type="string">
            <text:p>StDev Dynamic</text:p>
          </table:table-cell>
          <table:table-cell office:value-type="string" calcext:value-type="string">
            <text:p>StDev Stati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0855948777025" calcext:value-type="float">
            <text:p>0.151</text:p>
          </table:table-cell>
          <table:table-cell office:value-type="float" office:value="-0.00254712175241978" calcext:value-type="float">
            <text:p>-0.00254712175241978</text:p>
          </table:table-cell>
          <table:table-cell office:value-type="float" office:value="0.156530470835857" calcext:value-type="float">
            <text:p>0.157</text:p>
          </table:table-cell>
          <table:table-cell office:value-type="float" office:value="0.00824103622540885" calcext:value-type="float">
            <text:p>0.0082410362254088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63309233401402" calcext:value-type="float">
            <text:p>0.163</text:p>
          </table:table-cell>
          <table:table-cell office:value-type="float" office:value="0" calcext:value-type="float">
            <text:p>0</text:p>
          </table:table-cell>
          <table:table-cell office:value-type="float" office:value="0.156270000168902" calcext:value-type="float">
            <text:p>0.156</text:p>
          </table:table-cell>
          <table:table-cell office:value-type="float" office:value="0.00594749208868834" calcext:value-type="float">
            <text:p>0.0059474920886883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83348109082918" calcext:value-type="float">
            <text:p>0.183</text:p>
          </table:table-cell>
          <table:table-cell office:value-type="float" office:value="0" calcext:value-type="float">
            <text:p>0</text:p>
          </table:table-cell>
          <table:table-cell office:value-type="float" office:value="0.149749967992478" calcext:value-type="float">
            <text:p>0.150</text:p>
          </table:table-cell>
          <table:table-cell office:value-type="float" office:value="0.00847345231501399" calcext:value-type="float">
            <text:p>0.0084734523150139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93790107533688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0.159592345242375" calcext:value-type="float">
            <text:p>0.160</text:p>
          </table:table-cell>
          <table:table-cell office:value-type="float" office:value="0.00639372782759047" calcext:value-type="float">
            <text:p>0.0063937278275904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200789214074318" calcext:value-type="float">
            <text:p>0.201</text:p>
          </table:table-cell>
          <table:table-cell office:value-type="float" office:value="0" calcext:value-type="float">
            <text:p>0</text:p>
          </table:table-cell>
          <table:table-cell office:value-type="float" office:value="0.156375603362547" calcext:value-type="float">
            <text:p>0.156</text:p>
          </table:table-cell>
          <table:table-cell office:value-type="float" office:value="0.0080368739672353" calcext:value-type="float">
            <text:p>0.008036873967235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93726568557702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0.148352850974464" calcext:value-type="float">
            <text:p>0.148</text:p>
          </table:table-cell>
          <table:table-cell office:value-type="float" office:value="0.00945124985063595" calcext:value-type="float">
            <text:p>0.0094512498506359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192119627467554" calcext:value-type="float">
            <text:p>0.192</text:p>
          </table:table-cell>
          <table:table-cell office:value-type="float" office:value="0" calcext:value-type="float">
            <text:p>0</text:p>
          </table:table-cell>
          <table:table-cell office:value-type="float" office:value="0.154478904702454" calcext:value-type="float">
            <text:p>0.154</text:p>
          </table:table-cell>
          <table:table-cell office:value-type="float" office:value="0.00535292428475458" calcext:value-type="float">
            <text:p>0.0053529242847545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173689181799459" calcext:value-type="float">
            <text:p>0.174</text:p>
          </table:table-cell>
          <table:table-cell office:value-type="float" office:value="0" calcext:value-type="float">
            <text:p>0</text:p>
          </table:table-cell>
          <table:table-cell office:value-type="float" office:value="0.176833982441241" calcext:value-type="float">
            <text:p>0.177</text:p>
          </table:table-cell>
          <table:table-cell office:value-type="float" office:value="0.00499992546538399" calcext:value-type="float">
            <text:p>0.0049999254653839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118162670736168" calcext:value-type="float">
            <text:p>0.118</text:p>
          </table:table-cell>
          <table:table-cell office:value-type="float" office:value="0" calcext:value-type="float">
            <text:p>0</text:p>
          </table:table-cell>
          <table:table-cell office:value-type="float" office:value="0.137501358082918" calcext:value-type="float">
            <text:p>0.138</text:p>
          </table:table-cell>
          <table:table-cell office:value-type="float" office:value="0.00507155768179919" calcext:value-type="float">
            <text:p>0.0050715576817991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19943613134251" calcext:value-type="float">
            <text:p>0.199</text:p>
          </table:table-cell>
          <table:table-cell office:value-type="float" office:value="0" calcext:value-type="float">
            <text:p>0</text:p>
          </table:table-cell>
          <table:table-cell office:value-type="float" office:value="0.158410515031898" calcext:value-type="float">
            <text:p>0.158</text:p>
          </table:table-cell>
          <table:table-cell office:value-type="float" office:value="0.00473145085382296" calcext:value-type="float">
            <text:p>0.0047314508538229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196680604283815" calcext:value-type="float">
            <text:p>0.197</text:p>
          </table:table-cell>
          <table:table-cell office:value-type="float" office:value="0" calcext:value-type="float">
            <text:p>0</text:p>
          </table:table-cell>
          <table:table-cell office:value-type="float" office:value="0.159066292845887" calcext:value-type="float">
            <text:p>0.159</text:p>
          </table:table-cell>
          <table:table-cell office:value-type="float" office:value="0.00485211674453021" calcext:value-type="float">
            <text:p>0.0048521167445302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202771469774072" calcext:value-type="float">
            <text:p>0.203</text:p>
          </table:table-cell>
          <table:table-cell office:value-type="float" office:value="0" calcext:value-type="float">
            <text:p>0</text:p>
          </table:table-cell>
          <table:table-cell office:value-type="float" office:value="0.156282543416621" calcext:value-type="float">
            <text:p>0.156</text:p>
          </table:table-cell>
          <table:table-cell office:value-type="float" office:value="0.00446508256584687" calcext:value-type="float">
            <text:p>0.0044650825658468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189616497269535" calcext:value-type="float">
            <text:p>0.190</text:p>
          </table:table-cell>
          <table:table-cell office:value-type="float" office:value="-0.0769621539243079" calcext:value-type="float">
            <text:p>-0.0769621539243079</text:p>
          </table:table-cell>
          <table:table-cell office:value-type="float" office:value="0.167348588700169" calcext:value-type="float">
            <text:p>0.167</text:p>
          </table:table-cell>
          <table:table-cell office:value-type="float" office:value="0.0136784429061738" calcext:value-type="float">
            <text:p>0.013678442906173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202771469774072" calcext:value-type="float">
            <text:p>0.203</text:p>
          </table:table-cell>
          <table:table-cell office:value-type="float" office:value="0" calcext:value-type="float">
            <text:p>0</text:p>
          </table:table-cell>
          <table:table-cell office:value-type="float" office:value="0.152988856934055" calcext:value-type="float">
            <text:p>0.153</text:p>
          </table:table-cell>
          <table:table-cell office:value-type="float" office:value="0.00556082168961838" calcext:value-type="float">
            <text:p>0.0055608216896183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182152604722914" calcext:value-type="float">
            <text:p>0.182</text:p>
          </table:table-cell>
          <table:table-cell office:value-type="float" office:value="0" calcext:value-type="float">
            <text:p>0</text:p>
          </table:table-cell>
          <table:table-cell office:value-type="float" office:value="0.172108139802653" calcext:value-type="float">
            <text:p>0.172</text:p>
          </table:table-cell>
          <table:table-cell office:value-type="float" office:value="0.00498874262589942" calcext:value-type="float">
            <text:p>0.0049887426258994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183684507042253" calcext:value-type="float">
            <text:p>0.184</text:p>
          </table:table-cell>
          <table:table-cell office:value-type="float" office:value="0" calcext:value-type="float">
            <text:p>0</text:p>
          </table:table-cell>
          <table:table-cell office:value-type="float" office:value="0.160772251408014" calcext:value-type="float">
            <text:p>0.161</text:p>
          </table:table-cell>
          <table:table-cell office:value-type="float" office:value="0.00453931310989464" calcext:value-type="float">
            <text:p>0.0045393131098946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173485345305958" calcext:value-type="float">
            <text:p>0.173</text:p>
          </table:table-cell>
          <table:table-cell office:value-type="float" office:value="0" calcext:value-type="float">
            <text:p>0</text:p>
          </table:table-cell>
          <table:table-cell office:value-type="float" office:value="0.15852512683992" calcext:value-type="float">
            <text:p>0.159</text:p>
          </table:table-cell>
          <table:table-cell office:value-type="float" office:value="0.00426317343296398" calcext:value-type="float">
            <text:p>0.0042631734329639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185155941571259" calcext:value-type="float">
            <text:p>0.185</text:p>
          </table:table-cell>
          <table:table-cell office:value-type="float" office:value="0" calcext:value-type="float">
            <text:p>0</text:p>
          </table:table-cell>
          <table:table-cell office:value-type="float" office:value="0.161664345393648" calcext:value-type="float">
            <text:p>0.162</text:p>
          </table:table-cell>
          <table:table-cell office:value-type="float" office:value="0.00458776377237817" calcext:value-type="float">
            <text:p>0.0045877637723781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191314912796394" calcext:value-type="float">
            <text:p>0.191</text:p>
          </table:table-cell>
          <table:table-cell office:value-type="float" office:value="0" calcext:value-type="float">
            <text:p>0</text:p>
          </table:table-cell>
          <table:table-cell office:value-type="float" office:value="0.158254798413332" calcext:value-type="float">
            <text:p>0.158</text:p>
          </table:table-cell>
          <table:table-cell office:value-type="float" office:value="0.00550684955245443" calcext:value-type="float">
            <text:p>0.0055068495524544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185115968123011" calcext:value-type="float">
            <text:p>0.185</text:p>
          </table:table-cell>
          <table:table-cell office:value-type="float" office:value="0" calcext:value-type="float">
            <text:p>0</text:p>
          </table:table-cell>
          <table:table-cell office:value-type="float" office:value="0.155888993141522" calcext:value-type="float">
            <text:p>0.156</text:p>
          </table:table-cell>
          <table:table-cell office:value-type="float" office:value="0.00447293195232343" calcext:value-type="float">
            <text:p>0.0044729319523234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183115481472599" calcext:value-type="float">
            <text:p>0.183</text:p>
          </table:table-cell>
          <table:table-cell office:value-type="float" office:value="0" calcext:value-type="float">
            <text:p>0</text:p>
          </table:table-cell>
          <table:table-cell office:value-type="float" office:value="0.15707392610209" calcext:value-type="float">
            <text:p>0.157</text:p>
          </table:table-cell>
          <table:table-cell office:value-type="float" office:value="0.00413990820574146" calcext:value-type="float">
            <text:p>0.0041399082057414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22064300507542" calcext:value-type="float">
            <text:p>0.221</text:p>
          </table:table-cell>
          <table:table-cell office:value-type="float" office:value="0" calcext:value-type="float">
            <text:p>0</text:p>
          </table:table-cell>
          <table:table-cell office:value-type="float" office:value="0.154079441792141" calcext:value-type="float">
            <text:p>0.154</text:p>
          </table:table-cell>
          <table:table-cell office:value-type="float" office:value="0.00550248656908252" calcext:value-type="float">
            <text:p>0.0055024865690825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318371484979457" calcext:value-type="float">
            <text:p>0.318</text:p>
          </table:table-cell>
          <table:table-cell office:value-type="float" office:value="0" calcext:value-type="float">
            <text:p>0</text:p>
          </table:table-cell>
          <table:table-cell office:value-type="float" office:value="0.172202986968988" calcext:value-type="float">
            <text:p>0.172</text:p>
          </table:table-cell>
          <table:table-cell office:value-type="float" office:value="0.00403411546133159" calcext:value-type="float">
            <text:p>0.0040341154613315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576993887620591" calcext:value-type="float">
            <text:p>0.577</text:p>
          </table:table-cell>
          <table:table-cell office:value-type="float" office:value="0" calcext:value-type="float">
            <text:p>0</text:p>
          </table:table-cell>
          <table:table-cell office:value-type="float" office:value="0.165471717718221" calcext:value-type="float">
            <text:p>0.165</text:p>
          </table:table-cell>
          <table:table-cell office:value-type="float" office:value="0.0058991326772938" calcext:value-type="float">
            <text:p>0.005899132677293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785279316129329" calcext:value-type="float">
            <text:p>0.785</text:p>
          </table:table-cell>
          <table:table-cell office:value-type="float" office:value="0" calcext:value-type="float">
            <text:p>0</text:p>
          </table:table-cell>
          <table:table-cell office:value-type="float" office:value="0.148089143698752" calcext:value-type="float">
            <text:p>0.148</text:p>
          </table:table-cell>
          <table:table-cell office:value-type="float" office:value="0.00668637592510943" calcext:value-type="float">
            <text:p>0.0066863759251094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802140606961864" calcext:value-type="float">
            <text:p>0.802</text:p>
          </table:table-cell>
          <table:table-cell office:value-type="float" office:value="0" calcext:value-type="float">
            <text:p>0</text:p>
          </table:table-cell>
          <table:table-cell office:value-type="float" office:value="0.183553575248223" calcext:value-type="float">
            <text:p>0.184</text:p>
          </table:table-cell>
          <table:table-cell office:value-type="float" office:value="0.00539620890878627" calcext:value-type="float">
            <text:p>0.0053962089087862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760216794281869" calcext:value-type="float">
            <text:p>0.760</text:p>
          </table:table-cell>
          <table:table-cell office:value-type="float" office:value="0" calcext:value-type="float">
            <text:p>0</text:p>
          </table:table-cell>
          <table:table-cell office:value-type="float" office:value="0.186304108740122" calcext:value-type="float">
            <text:p>0.186</text:p>
          </table:table-cell>
          <table:table-cell office:value-type="float" office:value="0.00718368747290902" calcext:value-type="float">
            <text:p>0.0071836874729090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813328856807118" calcext:value-type="float">
            <text:p>0.813</text:p>
          </table:table-cell>
          <table:table-cell office:value-type="float" office:value="0" calcext:value-type="float">
            <text:p>0</text:p>
          </table:table-cell>
          <table:table-cell office:value-type="float" office:value="0.172358435030972" calcext:value-type="float">
            <text:p>0.172</text:p>
          </table:table-cell>
          <table:table-cell office:value-type="float" office:value="0.00648700021245661" calcext:value-type="float">
            <text:p>0.0064870002124566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811925421440343" calcext:value-type="float">
            <text:p>0.812</text:p>
          </table:table-cell>
          <table:table-cell office:value-type="float" office:value="0" calcext:value-type="float">
            <text:p>0</text:p>
          </table:table-cell>
          <table:table-cell office:value-type="float" office:value="0.189729960874304" calcext:value-type="float">
            <text:p>0.190</text:p>
          </table:table-cell>
          <table:table-cell office:value-type="float" office:value="0.00659521855004591" calcext:value-type="float">
            <text:p>0.0065952185500459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80289126335638" calcext:value-type="float">
            <text:p>0.803</text:p>
          </table:table-cell>
          <table:table-cell office:value-type="float" office:value="0" calcext:value-type="float">
            <text:p>0</text:p>
          </table:table-cell>
          <table:table-cell office:value-type="float" office:value="0.162610964029225" calcext:value-type="float">
            <text:p>0.163</text:p>
          </table:table-cell>
          <table:table-cell office:value-type="float" office:value="0.00542784380199095" calcext:value-type="float">
            <text:p>0.0054278438019909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841039925719591" calcext:value-type="float">
            <text:p>0.841</text:p>
          </table:table-cell>
          <table:table-cell office:value-type="float" office:value="0" calcext:value-type="float">
            <text:p>0</text:p>
          </table:table-cell>
          <table:table-cell office:value-type="float" office:value="0.166490272107795" calcext:value-type="float">
            <text:p>0.166</text:p>
          </table:table-cell>
          <table:table-cell office:value-type="float" office:value="0.00468765790116855" calcext:value-type="float">
            <text:p>0.0046876579011685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793983074867393" calcext:value-type="float">
            <text:p>0.794</text:p>
          </table:table-cell>
          <table:table-cell office:value-type="float" office:value="0" calcext:value-type="float">
            <text:p>0</text:p>
          </table:table-cell>
          <table:table-cell office:value-type="float" office:value="0.177396274910103" calcext:value-type="float">
            <text:p>0.177</text:p>
          </table:table-cell>
          <table:table-cell office:value-type="float" office:value="0.00328202217175026" calcext:value-type="float">
            <text:p>0.0032820221717502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823997475373622" calcext:value-type="float">
            <text:p>0.824</text:p>
          </table:table-cell>
          <table:table-cell office:value-type="float" office:value="0" calcext:value-type="float">
            <text:p>0</text:p>
          </table:table-cell>
          <table:table-cell office:value-type="float" office:value="0.170942650650652" calcext:value-type="float">
            <text:p>0.171</text:p>
          </table:table-cell>
          <table:table-cell office:value-type="float" office:value="0.00805155851201089" calcext:value-type="float">
            <text:p>0.0080515585120108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812902712592475" calcext:value-type="float">
            <text:p>0.813</text:p>
          </table:table-cell>
          <table:table-cell office:value-type="float" office:value="0" calcext:value-type="float">
            <text:p>0</text:p>
          </table:table-cell>
          <table:table-cell office:value-type="float" office:value="0.18910093126586" calcext:value-type="float">
            <text:p>0.189</text:p>
          </table:table-cell>
          <table:table-cell office:value-type="float" office:value="0.00612713150506263" calcext:value-type="float">
            <text:p>0.0061271315050626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81725719049604" calcext:value-type="float">
            <text:p>0.817</text:p>
          </table:table-cell>
          <table:table-cell office:value-type="float" office:value="0" calcext:value-type="float">
            <text:p>0</text:p>
          </table:table-cell>
          <table:table-cell office:value-type="float" office:value="0.179682709005469" calcext:value-type="float">
            <text:p>0.180</text:p>
          </table:table-cell>
          <table:table-cell office:value-type="float" office:value="0.00545997852826722" calcext:value-type="float">
            <text:p>0.0054599785282672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837216556688662" calcext:value-type="float">
            <text:p>0.837</text:p>
          </table:table-cell>
          <table:table-cell office:value-type="float" office:value="0" calcext:value-type="float">
            <text:p>0</text:p>
          </table:table-cell>
          <table:table-cell office:value-type="float" office:value="0.16156095168649" calcext:value-type="float">
            <text:p>0.162</text:p>
          </table:table-cell>
          <table:table-cell office:value-type="float" office:value="0.00708510574481136" calcext:value-type="float">
            <text:p>0.00708510574481136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.807267876632039" calcext:value-type="float">
            <text:p>0.807</text:p>
          </table:table-cell>
          <table:table-cell office:value-type="float" office:value="0" calcext:value-type="float">
            <text:p>0</text:p>
          </table:table-cell>
          <table:table-cell office:value-type="float" office:value="0.184425872817253" calcext:value-type="float">
            <text:p>0.184</text:p>
          </table:table-cell>
          <table:table-cell office:value-type="float" office:value="0.00484013077802455" calcext:value-type="float">
            <text:p>0.00484013077802455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.807138639464093" calcext:value-type="float">
            <text:p>0.807</text:p>
          </table:table-cell>
          <table:table-cell office:value-type="float" office:value="0" calcext:value-type="float">
            <text:p>0</text:p>
          </table:table-cell>
          <table:table-cell office:value-type="float" office:value="0.183462242464259" calcext:value-type="float">
            <text:p>0.183</text:p>
          </table:table-cell>
          <table:table-cell office:value-type="float" office:value="0.00448978515063669" calcext:value-type="float">
            <text:p>0.00448978515063669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.815052311846102" calcext:value-type="float">
            <text:p>0.815</text:p>
          </table:table-cell>
          <table:table-cell office:value-type="float" office:value="0" calcext:value-type="float">
            <text:p>0</text:p>
          </table:table-cell>
          <table:table-cell office:value-type="float" office:value="0.177930514032945" calcext:value-type="float">
            <text:p>0.178</text:p>
          </table:table-cell>
          <table:table-cell office:value-type="float" office:value="0.00424970878975976" calcext:value-type="float">
            <text:p>0.00424970878975976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.830952271578851" calcext:value-type="float">
            <text:p>0.831</text:p>
          </table:table-cell>
          <table:table-cell office:value-type="float" office:value="0" calcext:value-type="float">
            <text:p>0</text:p>
          </table:table-cell>
          <table:table-cell office:value-type="float" office:value="0.168143872752299" calcext:value-type="float">
            <text:p>0.168</text:p>
          </table:table-cell>
          <table:table-cell office:value-type="float" office:value="0.00351548623476889" calcext:value-type="float">
            <text:p>0.00351548623476889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.816284998179131" calcext:value-type="float">
            <text:p>0.816</text:p>
          </table:table-cell>
          <table:table-cell office:value-type="float" office:value="0" calcext:value-type="float">
            <text:p>0</text:p>
          </table:table-cell>
          <table:table-cell office:value-type="float" office:value="0.170375954773653" calcext:value-type="float">
            <text:p>0.170</text:p>
          </table:table-cell>
          <table:table-cell office:value-type="float" office:value="0.00336277856240371" calcext:value-type="float">
            <text:p>0.0033627785624037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.812446360915161" calcext:value-type="float">
            <text:p>0.812</text:p>
          </table:table-cell>
          <table:table-cell office:value-type="float" office:value="0" calcext:value-type="float">
            <text:p>0</text:p>
          </table:table-cell>
          <table:table-cell office:value-type="float" office:value="0.179322953058803" calcext:value-type="float">
            <text:p>0.179</text:p>
          </table:table-cell>
          <table:table-cell office:value-type="float" office:value="0.00322158637684377" calcext:value-type="float">
            <text:p>0.00322158637684377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.813508297954458" calcext:value-type="float">
            <text:p>0.814</text:p>
          </table:table-cell>
          <table:table-cell office:value-type="float" office:value="0" calcext:value-type="float">
            <text:p>0</text:p>
          </table:table-cell>
          <table:table-cell office:value-type="float" office:value="0.191799854205644" calcext:value-type="float">
            <text:p>0.192</text:p>
          </table:table-cell>
          <table:table-cell office:value-type="float" office:value="0.00567501969486467" calcext:value-type="float">
            <text:p>0.00567501969486467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.816017022047173" calcext:value-type="float">
            <text:p>0.816</text:p>
          </table:table-cell>
          <table:table-cell office:value-type="float" office:value="0" calcext:value-type="float">
            <text:p>0</text:p>
          </table:table-cell>
          <table:table-cell office:value-type="float" office:value="0.169240705843738" calcext:value-type="float">
            <text:p>0.169</text:p>
          </table:table-cell>
          <table:table-cell office:value-type="float" office:value="0.00723325371927184" calcext:value-type="float">
            <text:p>0.00723325371927184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.807767218115687" calcext:value-type="float">
            <text:p>0.808</text:p>
          </table:table-cell>
          <table:table-cell office:value-type="float" office:value="0" calcext:value-type="float">
            <text:p>0</text:p>
          </table:table-cell>
          <table:table-cell office:value-type="float" office:value="0.158177303714146" calcext:value-type="float">
            <text:p>0.158</text:p>
          </table:table-cell>
          <table:table-cell office:value-type="float" office:value="0.00571064838993249" calcext:value-type="float">
            <text:p>0.00571064838993249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.795310705196063" calcext:value-type="float">
            <text:p>0.795</text:p>
          </table:table-cell>
          <table:table-cell office:value-type="float" office:value="0" calcext:value-type="float">
            <text:p>0</text:p>
          </table:table-cell>
          <table:table-cell office:value-type="float" office:value="0.162575782922523" calcext:value-type="float">
            <text:p>0.163</text:p>
          </table:table-cell>
          <table:table-cell office:value-type="float" office:value="0.00432316165424694" calcext:value-type="float">
            <text:p>0.00432316165424694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.823314768580757" calcext:value-type="float">
            <text:p>0.823</text:p>
          </table:table-cell>
          <table:table-cell office:value-type="float" office:value="0" calcext:value-type="float">
            <text:p>0</text:p>
          </table:table-cell>
          <table:table-cell office:value-type="float" office:value="0.16402578340192" calcext:value-type="float">
            <text:p>0.164</text:p>
          </table:table-cell>
          <table:table-cell office:value-type="float" office:value="0.00343898396643683" calcext:value-type="float">
            <text:p>0.00343898396643683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.816070980544215" calcext:value-type="float">
            <text:p>0.816</text:p>
          </table:table-cell>
          <table:table-cell office:value-type="float" office:value="0" calcext:value-type="float">
            <text:p>0</text:p>
          </table:table-cell>
          <table:table-cell office:value-type="float" office:value="0.169967978295714" calcext:value-type="float">
            <text:p>0.170</text:p>
          </table:table-cell>
          <table:table-cell office:value-type="float" office:value="0.00326430497231408" calcext:value-type="float">
            <text:p>0.00326430497231408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.820211161387632" calcext:value-type="float">
            <text:p>0.820</text:p>
          </table:table-cell>
          <table:table-cell office:value-type="float" office:value="0" calcext:value-type="float">
            <text:p>0</text:p>
          </table:table-cell>
          <table:table-cell office:value-type="float" office:value="0.192913414365296" calcext:value-type="float">
            <text:p>0.193</text:p>
          </table:table-cell>
          <table:table-cell office:value-type="float" office:value="0.00379016667541559" calcext:value-type="float">
            <text:p>0.00379016667541559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.825726541038122" calcext:value-type="float">
            <text:p>0.826</text:p>
          </table:table-cell>
          <table:table-cell office:value-type="float" office:value="0" calcext:value-type="float">
            <text:p>0</text:p>
          </table:table-cell>
          <table:table-cell office:value-type="float" office:value="0.158513964520631" calcext:value-type="float">
            <text:p>0.159</text:p>
          </table:table-cell>
          <table:table-cell office:value-type="float" office:value="0.00314745889147325" calcext:value-type="float">
            <text:p>0.00314745889147325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.806185070795395" calcext:value-type="float">
            <text:p>0.806</text:p>
          </table:table-cell>
          <table:table-cell office:value-type="float" office:value="0" calcext:value-type="float">
            <text:p>0</text:p>
          </table:table-cell>
          <table:table-cell office:value-type="float" office:value="0.180215184099036" calcext:value-type="float">
            <text:p>0.180</text:p>
          </table:table-cell>
          <table:table-cell office:value-type="float" office:value="0.00346760809884799" calcext:value-type="float">
            <text:p>0.00346760809884799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816130931355234" calcext:value-type="float">
            <text:p>0.816</text:p>
          </table:table-cell>
          <table:table-cell office:value-type="float" office:value="0" calcext:value-type="float">
            <text:p>0</text:p>
          </table:table-cell>
          <table:table-cell office:value-type="float" office:value="0.164897119680144" calcext:value-type="float">
            <text:p>0.165</text:p>
          </table:table-cell>
          <table:table-cell office:value-type="float" office:value="0.00351571675639064" calcext:value-type="float">
            <text:p>0.00351571675639064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.827345703382024" calcext:value-type="float">
            <text:p>0.827</text:p>
          </table:table-cell>
          <table:table-cell office:value-type="float" office:value="0" calcext:value-type="float">
            <text:p>0</text:p>
          </table:table-cell>
          <table:table-cell office:value-type="float" office:value="0.172745410082141" calcext:value-type="float">
            <text:p>0.173</text:p>
          </table:table-cell>
          <table:table-cell office:value-type="float" office:value="0.00535952145898784" calcext:value-type="float">
            <text:p>0.00535952145898784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0.818825194621373" calcext:value-type="float">
            <text:p>0.819</text:p>
          </table:table-cell>
          <table:table-cell office:value-type="float" office:value="0" calcext:value-type="float">
            <text:p>0</text:p>
          </table:table-cell>
          <table:table-cell office:value-type="float" office:value="0.174299410902409" calcext:value-type="float">
            <text:p>0.174</text:p>
          </table:table-cell>
          <table:table-cell office:value-type="float" office:value="0.00486896325813339" calcext:value-type="float">
            <text:p>0.00486896325813339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0.825852436910037" calcext:value-type="float">
            <text:p>0.826</text:p>
          </table:table-cell>
          <table:table-cell office:value-type="float" office:value="0" calcext:value-type="float">
            <text:p>0</text:p>
          </table:table-cell>
          <table:table-cell office:value-type="float" office:value="0.160614117273152" calcext:value-type="float">
            <text:p>0.161</text:p>
          </table:table-cell>
          <table:table-cell office:value-type="float" office:value="0.00389347064034996" calcext:value-type="float">
            <text:p>0.00389347064034996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.826670501390087" calcext:value-type="float">
            <text:p>0.827</text:p>
          </table:table-cell>
          <table:table-cell office:value-type="float" office:value="0" calcext:value-type="float">
            <text:p>0</text:p>
          </table:table-cell>
          <table:table-cell office:value-type="float" office:value="0.160942369877353" calcext:value-type="float">
            <text:p>0.161</text:p>
          </table:table-cell>
          <table:table-cell office:value-type="float" office:value="0.00322626788038012" calcext:value-type="float">
            <text:p>0.00322626788038012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.825877978552157" calcext:value-type="float">
            <text:p>0.826</text:p>
          </table:table-cell>
          <table:table-cell office:value-type="float" office:value="0" calcext:value-type="float">
            <text:p>0</text:p>
          </table:table-cell>
          <table:table-cell office:value-type="float" office:value="0.172011943649634" calcext:value-type="float">
            <text:p>0.172</text:p>
          </table:table-cell>
          <table:table-cell office:value-type="float" office:value="0.0033290516991517" calcext:value-type="float">
            <text:p>0.0033290516991517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0.823587617207746" calcext:value-type="float">
            <text:p>0.824</text:p>
          </table:table-cell>
          <table:table-cell office:value-type="float" office:value="0" calcext:value-type="float">
            <text:p>0</text:p>
          </table:table-cell>
          <table:table-cell office:value-type="float" office:value="0.158615830270609" calcext:value-type="float">
            <text:p>0.159</text:p>
          </table:table-cell>
          <table:table-cell office:value-type="float" office:value="0.00356447595032973" calcext:value-type="float">
            <text:p>0.00356447595032973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.80705957514774" calcext:value-type="float">
            <text:p>0.807</text:p>
          </table:table-cell>
          <table:table-cell office:value-type="float" office:value="0" calcext:value-type="float">
            <text:p>0</text:p>
          </table:table-cell>
          <table:table-cell office:value-type="float" office:value="0.184889128363776" calcext:value-type="float">
            <text:p>0.185</text:p>
          </table:table-cell>
          <table:table-cell office:value-type="float" office:value="0.00452666943701795" calcext:value-type="float">
            <text:p>0.00452666943701795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0.820388890126289" calcext:value-type="float">
            <text:p>0.820</text:p>
          </table:table-cell>
          <table:table-cell office:value-type="float" office:value="0" calcext:value-type="float">
            <text:p>0</text:p>
          </table:table-cell>
          <table:table-cell office:value-type="float" office:value="0.170631977353503" calcext:value-type="float">
            <text:p>0.171</text:p>
          </table:table-cell>
          <table:table-cell office:value-type="float" office:value="0.0039248502232893" calcext:value-type="float">
            <text:p>0.0039248502232893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0.830553349218957" calcext:value-type="float">
            <text:p>0.831</text:p>
          </table:table-cell>
          <table:table-cell office:value-type="float" office:value="0" calcext:value-type="float">
            <text:p>0</text:p>
          </table:table-cell>
          <table:table-cell office:value-type="float" office:value="0.164554639944262" calcext:value-type="float">
            <text:p>0.165</text:p>
          </table:table-cell>
          <table:table-cell office:value-type="float" office:value="0.00464573285250107" calcext:value-type="float">
            <text:p>0.00464573285250107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0.819281394521523" calcext:value-type="float">
            <text:p>0.819</text:p>
          </table:table-cell>
          <table:table-cell office:value-type="float" office:value="0" calcext:value-type="float">
            <text:p>0</text:p>
          </table:table-cell>
          <table:table-cell office:value-type="float" office:value="0.170235084445617" calcext:value-type="float">
            <text:p>0.170</text:p>
          </table:table-cell>
          <table:table-cell office:value-type="float" office:value="0.00369403255693005" calcext:value-type="float">
            <text:p>0.00369403255693005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0.821293984108967" calcext:value-type="float">
            <text:p>0.821</text:p>
          </table:table-cell>
          <table:table-cell office:value-type="float" office:value="0" calcext:value-type="float">
            <text:p>0</text:p>
          </table:table-cell>
          <table:table-cell office:value-type="float" office:value="0.169128929411132" calcext:value-type="float">
            <text:p>0.169</text:p>
          </table:table-cell>
          <table:table-cell office:value-type="float" office:value="0.00335698138980081" calcext:value-type="float">
            <text:p>0.00335698138980081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0.815506218760897" calcext:value-type="float">
            <text:p>0.816</text:p>
          </table:table-cell>
          <table:table-cell office:value-type="float" office:value="0" calcext:value-type="float">
            <text:p>0</text:p>
          </table:table-cell>
          <table:table-cell office:value-type="float" office:value="0.167809006078263" calcext:value-type="float">
            <text:p>0.168</text:p>
          </table:table-cell>
          <table:table-cell office:value-type="float" office:value="0.00464364691423047" calcext:value-type="float">
            <text:p>0.00464364691423047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0.826795037601188" calcext:value-type="float">
            <text:p>0.827</text:p>
          </table:table-cell>
          <table:table-cell office:value-type="float" office:value="0" calcext:value-type="float">
            <text:p>0</text:p>
          </table:table-cell>
          <table:table-cell office:value-type="float" office:value="0.160029931016165" calcext:value-type="float">
            <text:p>0.160</text:p>
          </table:table-cell>
          <table:table-cell office:value-type="float" office:value="0.00522876416271608" calcext:value-type="float">
            <text:p>0.00522876416271608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0.828817819179598" calcext:value-type="float">
            <text:p>0.829</text:p>
          </table:table-cell>
          <table:table-cell office:value-type="float" office:value="0" calcext:value-type="float">
            <text:p>0</text:p>
          </table:table-cell>
          <table:table-cell office:value-type="float" office:value="0.171021086084286" calcext:value-type="float">
            <text:p>0.171</text:p>
          </table:table-cell>
          <table:table-cell office:value-type="float" office:value="0.00307604207370994" calcext:value-type="float">
            <text:p>0.00307604207370994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0.83258890013079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 office:value-type="float" office:value="0.151153194600463" calcext:value-type="float">
            <text:p>0.151</text:p>
          </table:table-cell>
          <table:table-cell office:value-type="float" office:value="0.00335436125083329" calcext:value-type="float">
            <text:p>0.00335436125083329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0.806717432103027" calcext:value-type="float">
            <text:p>0.807</text:p>
          </table:table-cell>
          <table:table-cell office:value-type="float" office:value="0" calcext:value-type="float">
            <text:p>0</text:p>
          </table:table-cell>
          <table:table-cell office:value-type="float" office:value="0.169370681727836" calcext:value-type="float">
            <text:p>0.169</text:p>
          </table:table-cell>
          <table:table-cell office:value-type="float" office:value="0.0033411899029681" calcext:value-type="float">
            <text:p>0.0033411899029681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0.83250096043027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 office:value-type="float" office:value="0.153786946907506" calcext:value-type="float">
            <text:p>0.154</text:p>
          </table:table-cell>
          <table:table-cell office:value-type="float" office:value="0.00413033148513924" calcext:value-type="float">
            <text:p>0.00413033148513924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0.819730899948787" calcext:value-type="float">
            <text:p>0.820</text:p>
          </table:table-cell>
          <table:table-cell office:value-type="float" office:value="0" calcext:value-type="float">
            <text:p>0</text:p>
          </table:table-cell>
          <table:table-cell office:value-type="float" office:value="0.164574226542671" calcext:value-type="float">
            <text:p>0.165</text:p>
          </table:table-cell>
          <table:table-cell office:value-type="float" office:value="0.00303165682478114" calcext:value-type="float">
            <text:p>0.00303165682478114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0.831073785242951" calcext:value-type="float">
            <text:p>0.831</text:p>
          </table:table-cell>
          <table:table-cell office:value-type="float" office:value="0" calcext:value-type="float">
            <text:p>0</text:p>
          </table:table-cell>
          <table:table-cell office:value-type="float" office:value="0.165798318661554" calcext:value-type="float">
            <text:p>0.166</text:p>
          </table:table-cell>
          <table:table-cell office:value-type="float" office:value="0.00533277329536012" calcext:value-type="float">
            <text:p>0.00533277329536012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0.830430907820893" calcext:value-type="float">
            <text:p>0.830</text:p>
          </table:table-cell>
          <table:table-cell office:value-type="float" office:value="0" calcext:value-type="float">
            <text:p>0</text:p>
          </table:table-cell>
          <table:table-cell office:value-type="float" office:value="0.160530172939179" calcext:value-type="float">
            <text:p>0.161</text:p>
          </table:table-cell>
          <table:table-cell office:value-type="float" office:value="0.00337855006808836" calcext:value-type="float">
            <text:p>0.00337855006808836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0.823856021443615" calcext:value-type="float">
            <text:p>0.824</text:p>
          </table:table-cell>
          <table:table-cell office:value-type="float" office:value="0" calcext:value-type="float">
            <text:p>0</text:p>
          </table:table-cell>
          <table:table-cell office:value-type="float" office:value="0.164789907713672" calcext:value-type="float">
            <text:p>0.165</text:p>
          </table:table-cell>
          <table:table-cell office:value-type="float" office:value="0.00321024393627854" calcext:value-type="float">
            <text:p>0.00321024393627854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.835551353840933" calcext:value-type="float">
            <text:p>0.836</text:p>
          </table:table-cell>
          <table:table-cell office:value-type="float" office:value="0" calcext:value-type="float">
            <text:p>0</text:p>
          </table:table-cell>
          <table:table-cell office:value-type="float" office:value="0.157509411033202" calcext:value-type="float">
            <text:p>0.158</text:p>
          </table:table-cell>
          <table:table-cell office:value-type="float" office:value="0.00296047090429683" calcext:value-type="float">
            <text:p>0.0029604709042968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838002555784921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office:value-type="float" office:value="0.151410215486843" calcext:value-type="float">
            <text:p>0.151</text:p>
          </table:table-cell>
          <table:table-cell office:value-type="float" office:value="0.00295811824136182" calcext:value-type="float">
            <text:p>0.002958118241361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3">
      <number:number number:decimal-places="12" number:min-decimal-places="12"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/00/0000</text:date>, <text:time style:data-style-name="N2" text:time-value="15:55:09.82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7T11:48:08.494000000</meta:creation-date>
    <dc:date>2022-08-17T15:55:51.650000000</dc:date>
    <meta:editing-duration>PT3H57M55S</meta:editing-duration>
    <meta:editing-cycles>3</meta:editing-cycles>
    <meta:generator>LibreOffice/7.2.2.2$Windows_X86_64 LibreOffice_project/02b2acce88a210515b4a5bb2e46cbfb63fe97d56</meta:generator>
    <meta:document-statistic meta:table-count="1" meta:cell-count="380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scatter" chart:style-name="ch1">
        <chart:legend chart:legend-position="end" svg:x="12.506cm" svg:y="3.986cm" style:legend-expansion="custom" svg:width="3.279cm" svg:height="1.096cm" style:legend-expansion-aspect-ratio="2.99178832116788" chart:style-name="ch2"/>
        <chart:plot-area chart:style-name="ch3" table:cell-range-address="Sheet1.A2:Sheet1.C76 Sheet1.B1:Sheet1.C1" chart:data-source-has-labels="row" svg:x="1.33cm" svg:y="0.18cm" svg:width="10.779cm" svg:height="7.664cm">
          <chart:coordinate-region svg:x="2.163cm" svg:y="0.38cm" svg:width="9.574cm" svg:height="7.265cm"/>
          <chart:axis chart:dimension="x" chart:name="primary-x" chart:style-name="ch4">
            <chart:title svg:x="5.696cm" svg:y="8.024cm" chart:style-name="ch5">
              <text:p>Training Step</text:p>
            </chart:title>
          </chart:axis>
          <chart:axis chart:dimension="y" chart:name="primary-y" chart:style-name="ch6">
            <chart:title svg:x="0.451cm" svg:y="4.44cm" chart:style-name="ch7">
              <text:p>QWK</text:p>
            </chart:title>
            <chart:grid chart:style-name="ch8" chart:class="major"/>
          </chart:axis>
          <chart:series chart:style-name="ch9" chart:values-cell-range-address="Sheet1.B2:Sheet1.B76" chart:label-cell-address="Sheet1.B1:Sheet1.B1" chart:class="chart:scatter">
            <chart:domain table:cell-range-address="Sheet1.A2:Sheet1.A76"/>
            <chart:data-point chart:repeated="75"/>
          </chart:series>
          <chart:series chart:style-name="ch10" chart:values-cell-range-address="Sheet1.C2:Sheet1.C76" chart:label-cell-address="Sheet1.C1:Sheet1.C1" chart:class="chart:scatter">
            <chart:data-point chart:repeated="7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WK dynamic</text:p>
                <draw:g>
                  <svg:desc>Sheet1.B1:Sheet1.B1</svg:desc>
                </draw:g>
              </table:table-cell>
              <table:table-cell office:value-type="string">
                <text:p>QWK Static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76</svg:desc>
                </draw:g>
              </table:table-cell>
              <table:table-cell office:value-type="float" office:value="0.150855948777025">
                <text:p>0.150855948777025</text:p>
                <draw:g>
                  <svg:desc>Sheet1.B2:Sheet1.B76</svg:desc>
                </draw:g>
              </table:table-cell>
              <table:table-cell office:value-type="float" office:value="-0.00254712175241978">
                <text:p>-0.00254712175241978</text:p>
                <draw:g>
                  <svg:desc>Sheet1.C2:Sheet1.C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0.163309233401402">
                <text:p>0.163309233401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7">
                <text:p>127</text:p>
              </table:table-cell>
              <table:table-cell office:value-type="float" office:value="0.183348109082918">
                <text:p>0.183348109082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">
                <text:p>153</text:p>
              </table:table-cell>
              <table:table-cell office:value-type="float" office:value="0.193790107533688">
                <text:p>0.193790107533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9">
                <text:p>179</text:p>
              </table:table-cell>
              <table:table-cell office:value-type="float" office:value="0.200789214074318">
                <text:p>0.200789214074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5">
                <text:p>205</text:p>
              </table:table-cell>
              <table:table-cell office:value-type="float" office:value="0.193726568557702">
                <text:p>0.193726568557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1">
                <text:p>231</text:p>
              </table:table-cell>
              <table:table-cell office:value-type="float" office:value="0.192119627467554">
                <text:p>0.192119627467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7">
                <text:p>257</text:p>
              </table:table-cell>
              <table:table-cell office:value-type="float" office:value="0.173689181799459">
                <text:p>0.173689181799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3">
                <text:p>283</text:p>
              </table:table-cell>
              <table:table-cell office:value-type="float" office:value="0.118162670736168">
                <text:p>0.118162670736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9">
                <text:p>309</text:p>
              </table:table-cell>
              <table:table-cell office:value-type="float" office:value="0.19943613134251">
                <text:p>0.19943613134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5">
                <text:p>335</text:p>
              </table:table-cell>
              <table:table-cell office:value-type="float" office:value="0.196680604283815">
                <text:p>0.196680604283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1">
                <text:p>361</text:p>
              </table:table-cell>
              <table:table-cell office:value-type="float" office:value="0.202771469774072">
                <text:p>0.202771469774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7">
                <text:p>387</text:p>
              </table:table-cell>
              <table:table-cell office:value-type="float" office:value="0.189616497269535">
                <text:p>0.189616497269535</text:p>
              </table:table-cell>
              <table:table-cell office:value-type="float" office:value="-0.0769621539243079">
                <text:p>-0.07696215392430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3">
                <text:p>413</text:p>
              </table:table-cell>
              <table:table-cell office:value-type="float" office:value="0.202771469774072">
                <text:p>0.202771469774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">
                <text:p>439</text:p>
              </table:table-cell>
              <table:table-cell office:value-type="float" office:value="0.182152604722914">
                <text:p>0.182152604722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5">
                <text:p>465</text:p>
              </table:table-cell>
              <table:table-cell office:value-type="float" office:value="0.183684507042253">
                <text:p>0.183684507042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1">
                <text:p>491</text:p>
              </table:table-cell>
              <table:table-cell office:value-type="float" office:value="0.173485345305958">
                <text:p>0.173485345305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7">
                <text:p>517</text:p>
              </table:table-cell>
              <table:table-cell office:value-type="float" office:value="0.185155941571259">
                <text:p>0.185155941571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3">
                <text:p>543</text:p>
              </table:table-cell>
              <table:table-cell office:value-type="float" office:value="0.191314912796394">
                <text:p>0.191314912796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9">
                <text:p>569</text:p>
              </table:table-cell>
              <table:table-cell office:value-type="float" office:value="0.185115968123011">
                <text:p>0.185115968123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5">
                <text:p>595</text:p>
              </table:table-cell>
              <table:table-cell office:value-type="float" office:value="0.183115481472599">
                <text:p>0.183115481472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1">
                <text:p>621</text:p>
              </table:table-cell>
              <table:table-cell office:value-type="float" office:value="0.22064300507542">
                <text:p>0.22064300507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7">
                <text:p>647</text:p>
              </table:table-cell>
              <table:table-cell office:value-type="float" office:value="0.318371484979457">
                <text:p>0.318371484979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73">
                <text:p>673</text:p>
              </table:table-cell>
              <table:table-cell office:value-type="float" office:value="0.576993887620591">
                <text:p>0.576993887620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9">
                <text:p>699</text:p>
              </table:table-cell>
              <table:table-cell office:value-type="float" office:value="0.785279316129329">
                <text:p>0.785279316129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5">
                <text:p>725</text:p>
              </table:table-cell>
              <table:table-cell office:value-type="float" office:value="0.802140606961864">
                <text:p>0.80214060696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1">
                <text:p>751</text:p>
              </table:table-cell>
              <table:table-cell office:value-type="float" office:value="0.760216794281869">
                <text:p>0.760216794281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7">
                <text:p>777</text:p>
              </table:table-cell>
              <table:table-cell office:value-type="float" office:value="0.813328856807118">
                <text:p>0.813328856807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3">
                <text:p>803</text:p>
              </table:table-cell>
              <table:table-cell office:value-type="float" office:value="0.811925421440343">
                <text:p>0.811925421440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9">
                <text:p>829</text:p>
              </table:table-cell>
              <table:table-cell office:value-type="float" office:value="0.80289126335638">
                <text:p>0.80289126335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55">
                <text:p>855</text:p>
              </table:table-cell>
              <table:table-cell office:value-type="float" office:value="0.841039925719591">
                <text:p>0.841039925719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81">
                <text:p>881</text:p>
              </table:table-cell>
              <table:table-cell office:value-type="float" office:value="0.793983074867393">
                <text:p>0.793983074867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7">
                <text:p>907</text:p>
              </table:table-cell>
              <table:table-cell office:value-type="float" office:value="0.823997475373622">
                <text:p>0.823997475373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33">
                <text:p>933</text:p>
              </table:table-cell>
              <table:table-cell office:value-type="float" office:value="0.812902712592475">
                <text:p>0.812902712592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9">
                <text:p>959</text:p>
              </table:table-cell>
              <table:table-cell office:value-type="float" office:value="0.81725719049604">
                <text:p>0.81725719049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85">
                <text:p>985</text:p>
              </table:table-cell>
              <table:table-cell office:value-type="float" office:value="0.837216556688662">
                <text:p>0.837216556688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11">
                <text:p>1011</text:p>
              </table:table-cell>
              <table:table-cell office:value-type="float" office:value="0.807267876632039">
                <text:p>0.807267876632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7">
                <text:p>1037</text:p>
              </table:table-cell>
              <table:table-cell office:value-type="float" office:value="0.807138639464093">
                <text:p>0.807138639464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3">
                <text:p>1063</text:p>
              </table:table-cell>
              <table:table-cell office:value-type="float" office:value="0.815052311846102">
                <text:p>0.815052311846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89">
                <text:p>1089</text:p>
              </table:table-cell>
              <table:table-cell office:value-type="float" office:value="0.830952271578851">
                <text:p>0.830952271578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15">
                <text:p>1115</text:p>
              </table:table-cell>
              <table:table-cell office:value-type="float" office:value="0.816284998179131">
                <text:p>0.816284998179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41">
                <text:p>1141</text:p>
              </table:table-cell>
              <table:table-cell office:value-type="float" office:value="0.812446360915161">
                <text:p>0.812446360915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67">
                <text:p>1167</text:p>
              </table:table-cell>
              <table:table-cell office:value-type="float" office:value="0.813508297954458">
                <text:p>0.813508297954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93">
                <text:p>1193</text:p>
              </table:table-cell>
              <table:table-cell office:value-type="float" office:value="0.816017022047173">
                <text:p>0.816017022047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19">
                <text:p>1219</text:p>
              </table:table-cell>
              <table:table-cell office:value-type="float" office:value="0.807767218115687">
                <text:p>0.807767218115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45">
                <text:p>1245</text:p>
              </table:table-cell>
              <table:table-cell office:value-type="float" office:value="0.795310705196063">
                <text:p>0.795310705196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71">
                <text:p>1271</text:p>
              </table:table-cell>
              <table:table-cell office:value-type="float" office:value="0.823314768580757">
                <text:p>0.823314768580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97">
                <text:p>1297</text:p>
              </table:table-cell>
              <table:table-cell office:value-type="float" office:value="0.816070980544215">
                <text:p>0.816070980544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23">
                <text:p>1323</text:p>
              </table:table-cell>
              <table:table-cell office:value-type="float" office:value="0.820211161387632">
                <text:p>0.820211161387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49">
                <text:p>1349</text:p>
              </table:table-cell>
              <table:table-cell office:value-type="float" office:value="0.825726541038122">
                <text:p>0.825726541038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75">
                <text:p>1375</text:p>
              </table:table-cell>
              <table:table-cell office:value-type="float" office:value="0.806185070795395">
                <text:p>0.806185070795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01">
                <text:p>1401</text:p>
              </table:table-cell>
              <table:table-cell office:value-type="float" office:value="0.816130931355234">
                <text:p>0.816130931355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27">
                <text:p>1427</text:p>
              </table:table-cell>
              <table:table-cell office:value-type="float" office:value="0.827345703382024">
                <text:p>0.827345703382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53">
                <text:p>1453</text:p>
              </table:table-cell>
              <table:table-cell office:value-type="float" office:value="0.818825194621373">
                <text:p>0.81882519462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79">
                <text:p>1479</text:p>
              </table:table-cell>
              <table:table-cell office:value-type="float" office:value="0.825852436910037">
                <text:p>0.825852436910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05">
                <text:p>1505</text:p>
              </table:table-cell>
              <table:table-cell office:value-type="float" office:value="0.826670501390087">
                <text:p>0.826670501390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31">
                <text:p>1531</text:p>
              </table:table-cell>
              <table:table-cell office:value-type="float" office:value="0.825877978552157">
                <text:p>0.825877978552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57">
                <text:p>1557</text:p>
              </table:table-cell>
              <table:table-cell office:value-type="float" office:value="0.823587617207746">
                <text:p>0.823587617207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83">
                <text:p>1583</text:p>
              </table:table-cell>
              <table:table-cell office:value-type="float" office:value="0.80705957514774">
                <text:p>0.80705957514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09">
                <text:p>1609</text:p>
              </table:table-cell>
              <table:table-cell office:value-type="float" office:value="0.820388890126289">
                <text:p>0.820388890126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35">
                <text:p>1635</text:p>
              </table:table-cell>
              <table:table-cell office:value-type="float" office:value="0.830553349218957">
                <text:p>0.830553349218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61">
                <text:p>1661</text:p>
              </table:table-cell>
              <table:table-cell office:value-type="float" office:value="0.819281394521523">
                <text:p>0.819281394521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87">
                <text:p>1687</text:p>
              </table:table-cell>
              <table:table-cell office:value-type="float" office:value="0.821293984108967">
                <text:p>0.821293984108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13">
                <text:p>1713</text:p>
              </table:table-cell>
              <table:table-cell office:value-type="float" office:value="0.815506218760897">
                <text:p>0.815506218760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39">
                <text:p>1739</text:p>
              </table:table-cell>
              <table:table-cell office:value-type="float" office:value="0.826795037601188">
                <text:p>0.826795037601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65">
                <text:p>1765</text:p>
              </table:table-cell>
              <table:table-cell office:value-type="float" office:value="0.828817819179598">
                <text:p>0.828817819179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91">
                <text:p>1791</text:p>
              </table:table-cell>
              <table:table-cell office:value-type="float" office:value="0.83258890013079">
                <text:p>0.83258890013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17">
                <text:p>1817</text:p>
              </table:table-cell>
              <table:table-cell office:value-type="float" office:value="0.806717432103027">
                <text:p>0.806717432103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43">
                <text:p>1843</text:p>
              </table:table-cell>
              <table:table-cell office:value-type="float" office:value="0.832500960430273">
                <text:p>0.83250096043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69">
                <text:p>1869</text:p>
              </table:table-cell>
              <table:table-cell office:value-type="float" office:value="0.819730899948787">
                <text:p>0.819730899948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95">
                <text:p>1895</text:p>
              </table:table-cell>
              <table:table-cell office:value-type="float" office:value="0.831073785242951">
                <text:p>0.831073785242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21">
                <text:p>1921</text:p>
              </table:table-cell>
              <table:table-cell office:value-type="float" office:value="0.830430907820893">
                <text:p>0.830430907820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47">
                <text:p>1947</text:p>
              </table:table-cell>
              <table:table-cell office:value-type="float" office:value="0.823856021443615">
                <text:p>0.823856021443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3">
                <text:p>1973</text:p>
              </table:table-cell>
              <table:table-cell office:value-type="float" office:value="0.835551353840933">
                <text:p>0.835551353840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9">
                <text:p>1999</text:p>
              </table:table-cell>
              <table:table-cell office:value-type="float" office:value="0.838002555784921">
                <text:p>0.8380025557849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48cm" svg:y="3.952cm" style:legend-expansion="high" chart:style-name="ch2"/>
        <chart:plot-area chart:style-name="ch3" table:cell-range-address="Sheet1.A2:Sheet1.A76 Sheet1.D1:Sheet1.E76" chart:data-source-has-labels="row" svg:x="1.331cm" svg:y="0.18cm" svg:width="10.597cm" svg:height="7.659cm">
          <chart:coordinate-region svg:x="2.243cm" svg:y="0.379cm" svg:width="9.313cm" svg:height="6.813cm"/>
          <chart:axis chart:dimension="x" chart:name="primary-x" chart:style-name="ch4">
            <chart:title svg:x="5.606cm" svg:y="8.019cm" chart:style-name="ch5">
              <text:p>Training Step</text:p>
            </chart:title>
          </chart:axis>
          <chart:axis chart:dimension="y" chart:name="primary-y" chart:style-name="ch6">
            <chart:title svg:x="0.451cm" svg:y="5.416cm" chart:style-name="ch7">
              <text:p>Standard Devation</text:p>
            </chart:title>
            <chart:grid chart:style-name="ch8" chart:class="major"/>
          </chart:axis>
          <chart:series chart:style-name="ch9" chart:values-cell-range-address="Sheet1.D2:Sheet1.D76" chart:label-cell-address="Sheet1.D1:Sheet1.D1" chart:class="chart:scatter">
            <chart:domain table:cell-range-address="Sheet1.A2:Sheet1.A76"/>
            <chart:data-point chart:repeated="75"/>
          </chart:series>
          <chart:series chart:style-name="ch10" chart:values-cell-range-address="Sheet1.E2:Sheet1.E76" chart:label-cell-address="Sheet1.E1:Sheet1.E1" chart:class="chart:scatter">
            <chart:data-point chart:repeated="7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Dev Dynamic</text:p>
                <draw:g>
                  <svg:desc>Sheet1.D1:Sheet1.D1</svg:desc>
                </draw:g>
              </table:table-cell>
              <table:table-cell office:value-type="string">
                <text:p>StDev Static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76</svg:desc>
                </draw:g>
              </table:table-cell>
              <table:table-cell office:value-type="float" office:value="0.156530470835857">
                <text:p>0.156530470835857</text:p>
                <draw:g>
                  <svg:desc>Sheet1.D2:Sheet1.D76</svg:desc>
                </draw:g>
              </table:table-cell>
              <table:table-cell office:value-type="float" office:value="0.00824103622540885">
                <text:p>0.00824103622540885</text:p>
                <draw:g>
                  <svg:desc>Sheet1.E2:Sheet1.E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0.156270000168902">
                <text:p>0.156270000168902</text:p>
              </table:table-cell>
              <table:table-cell office:value-type="float" office:value="0.00594749208868834">
                <text:p>0.005947492088688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7">
                <text:p>127</text:p>
              </table:table-cell>
              <table:table-cell office:value-type="float" office:value="0.149749967992478">
                <text:p>0.149749967992478</text:p>
              </table:table-cell>
              <table:table-cell office:value-type="float" office:value="0.00847345231501399">
                <text:p>0.00847345231501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">
                <text:p>153</text:p>
              </table:table-cell>
              <table:table-cell office:value-type="float" office:value="0.159592345242375">
                <text:p>0.159592345242375</text:p>
              </table:table-cell>
              <table:table-cell office:value-type="float" office:value="0.00639372782759047">
                <text:p>0.006393727827590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9">
                <text:p>179</text:p>
              </table:table-cell>
              <table:table-cell office:value-type="float" office:value="0.156375603362547">
                <text:p>0.156375603362547</text:p>
              </table:table-cell>
              <table:table-cell office:value-type="float" office:value="0.0080368739672353">
                <text:p>0.0080368739672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5">
                <text:p>205</text:p>
              </table:table-cell>
              <table:table-cell office:value-type="float" office:value="0.148352850974464">
                <text:p>0.148352850974464</text:p>
              </table:table-cell>
              <table:table-cell office:value-type="float" office:value="0.00945124985063595">
                <text:p>0.009451249850635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1">
                <text:p>231</text:p>
              </table:table-cell>
              <table:table-cell office:value-type="float" office:value="0.154478904702454">
                <text:p>0.154478904702454</text:p>
              </table:table-cell>
              <table:table-cell office:value-type="float" office:value="0.00535292428475458">
                <text:p>0.005352924284754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7">
                <text:p>257</text:p>
              </table:table-cell>
              <table:table-cell office:value-type="float" office:value="0.176833982441241">
                <text:p>0.176833982441241</text:p>
              </table:table-cell>
              <table:table-cell office:value-type="float" office:value="0.00499992546538399">
                <text:p>0.00499992546538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3">
                <text:p>283</text:p>
              </table:table-cell>
              <table:table-cell office:value-type="float" office:value="0.137501358082918">
                <text:p>0.137501358082918</text:p>
              </table:table-cell>
              <table:table-cell office:value-type="float" office:value="0.00507155768179919">
                <text:p>0.005071557681799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9">
                <text:p>309</text:p>
              </table:table-cell>
              <table:table-cell office:value-type="float" office:value="0.158410515031898">
                <text:p>0.158410515031898</text:p>
              </table:table-cell>
              <table:table-cell office:value-type="float" office:value="0.00473145085382296">
                <text:p>0.00473145085382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5">
                <text:p>335</text:p>
              </table:table-cell>
              <table:table-cell office:value-type="float" office:value="0.159066292845887">
                <text:p>0.159066292845887</text:p>
              </table:table-cell>
              <table:table-cell office:value-type="float" office:value="0.00485211674453021">
                <text:p>0.004852116744530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1">
                <text:p>361</text:p>
              </table:table-cell>
              <table:table-cell office:value-type="float" office:value="0.156282543416621">
                <text:p>0.156282543416621</text:p>
              </table:table-cell>
              <table:table-cell office:value-type="float" office:value="0.00446508256584687">
                <text:p>0.004465082565846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7">
                <text:p>387</text:p>
              </table:table-cell>
              <table:table-cell office:value-type="float" office:value="0.167348588700169">
                <text:p>0.167348588700169</text:p>
              </table:table-cell>
              <table:table-cell office:value-type="float" office:value="0.0136784429061738">
                <text:p>0.01367844290617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3">
                <text:p>413</text:p>
              </table:table-cell>
              <table:table-cell office:value-type="float" office:value="0.152988856934055">
                <text:p>0.152988856934055</text:p>
              </table:table-cell>
              <table:table-cell office:value-type="float" office:value="0.00556082168961838">
                <text:p>0.005560821689618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">
                <text:p>439</text:p>
              </table:table-cell>
              <table:table-cell office:value-type="float" office:value="0.172108139802653">
                <text:p>0.172108139802653</text:p>
              </table:table-cell>
              <table:table-cell office:value-type="float" office:value="0.00498874262589942">
                <text:p>0.004988742625899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5">
                <text:p>465</text:p>
              </table:table-cell>
              <table:table-cell office:value-type="float" office:value="0.160772251408014">
                <text:p>0.160772251408014</text:p>
              </table:table-cell>
              <table:table-cell office:value-type="float" office:value="0.00453931310989464">
                <text:p>0.004539313109894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1">
                <text:p>491</text:p>
              </table:table-cell>
              <table:table-cell office:value-type="float" office:value="0.15852512683992">
                <text:p>0.15852512683992</text:p>
              </table:table-cell>
              <table:table-cell office:value-type="float" office:value="0.00426317343296398">
                <text:p>0.004263173432963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7">
                <text:p>517</text:p>
              </table:table-cell>
              <table:table-cell office:value-type="float" office:value="0.161664345393648">
                <text:p>0.161664345393648</text:p>
              </table:table-cell>
              <table:table-cell office:value-type="float" office:value="0.00458776377237817">
                <text:p>0.004587763772378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3">
                <text:p>543</text:p>
              </table:table-cell>
              <table:table-cell office:value-type="float" office:value="0.158254798413332">
                <text:p>0.158254798413332</text:p>
              </table:table-cell>
              <table:table-cell office:value-type="float" office:value="0.00550684955245443">
                <text:p>0.005506849552454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9">
                <text:p>569</text:p>
              </table:table-cell>
              <table:table-cell office:value-type="float" office:value="0.155888993141522">
                <text:p>0.155888993141522</text:p>
              </table:table-cell>
              <table:table-cell office:value-type="float" office:value="0.00447293195232343">
                <text:p>0.004472931952323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5">
                <text:p>595</text:p>
              </table:table-cell>
              <table:table-cell office:value-type="float" office:value="0.15707392610209">
                <text:p>0.15707392610209</text:p>
              </table:table-cell>
              <table:table-cell office:value-type="float" office:value="0.00413990820574146">
                <text:p>0.00413990820574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1">
                <text:p>621</text:p>
              </table:table-cell>
              <table:table-cell office:value-type="float" office:value="0.154079441792141">
                <text:p>0.154079441792141</text:p>
              </table:table-cell>
              <table:table-cell office:value-type="float" office:value="0.00550248656908252">
                <text:p>0.005502486569082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7">
                <text:p>647</text:p>
              </table:table-cell>
              <table:table-cell office:value-type="float" office:value="0.172202986968988">
                <text:p>0.172202986968988</text:p>
              </table:table-cell>
              <table:table-cell office:value-type="float" office:value="0.00403411546133159">
                <text:p>0.004034115461331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73">
                <text:p>673</text:p>
              </table:table-cell>
              <table:table-cell office:value-type="float" office:value="0.165471717718221">
                <text:p>0.165471717718221</text:p>
              </table:table-cell>
              <table:table-cell office:value-type="float" office:value="0.0058991326772938">
                <text:p>0.00589913267729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9">
                <text:p>699</text:p>
              </table:table-cell>
              <table:table-cell office:value-type="float" office:value="0.148089143698752">
                <text:p>0.148089143698752</text:p>
              </table:table-cell>
              <table:table-cell office:value-type="float" office:value="0.00668637592510943">
                <text:p>0.006686375925109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5">
                <text:p>725</text:p>
              </table:table-cell>
              <table:table-cell office:value-type="float" office:value="0.183553575248223">
                <text:p>0.183553575248223</text:p>
              </table:table-cell>
              <table:table-cell office:value-type="float" office:value="0.00539620890878627">
                <text:p>0.005396208908786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1">
                <text:p>751</text:p>
              </table:table-cell>
              <table:table-cell office:value-type="float" office:value="0.186304108740122">
                <text:p>0.186304108740122</text:p>
              </table:table-cell>
              <table:table-cell office:value-type="float" office:value="0.00718368747290902">
                <text:p>0.007183687472909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7">
                <text:p>777</text:p>
              </table:table-cell>
              <table:table-cell office:value-type="float" office:value="0.172358435030972">
                <text:p>0.172358435030972</text:p>
              </table:table-cell>
              <table:table-cell office:value-type="float" office:value="0.00648700021245661">
                <text:p>0.006487000212456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3">
                <text:p>803</text:p>
              </table:table-cell>
              <table:table-cell office:value-type="float" office:value="0.189729960874304">
                <text:p>0.189729960874304</text:p>
              </table:table-cell>
              <table:table-cell office:value-type="float" office:value="0.00659521855004591">
                <text:p>0.00659521855004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9">
                <text:p>829</text:p>
              </table:table-cell>
              <table:table-cell office:value-type="float" office:value="0.162610964029225">
                <text:p>0.162610964029225</text:p>
              </table:table-cell>
              <table:table-cell office:value-type="float" office:value="0.00542784380199095">
                <text:p>0.005427843801990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55">
                <text:p>855</text:p>
              </table:table-cell>
              <table:table-cell office:value-type="float" office:value="0.166490272107795">
                <text:p>0.166490272107795</text:p>
              </table:table-cell>
              <table:table-cell office:value-type="float" office:value="0.00468765790116855">
                <text:p>0.004687657901168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81">
                <text:p>881</text:p>
              </table:table-cell>
              <table:table-cell office:value-type="float" office:value="0.177396274910103">
                <text:p>0.177396274910103</text:p>
              </table:table-cell>
              <table:table-cell office:value-type="float" office:value="0.00328202217175026">
                <text:p>0.00328202217175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7">
                <text:p>907</text:p>
              </table:table-cell>
              <table:table-cell office:value-type="float" office:value="0.170942650650652">
                <text:p>0.170942650650652</text:p>
              </table:table-cell>
              <table:table-cell office:value-type="float" office:value="0.00805155851201089">
                <text:p>0.008051558512010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33">
                <text:p>933</text:p>
              </table:table-cell>
              <table:table-cell office:value-type="float" office:value="0.18910093126586">
                <text:p>0.18910093126586</text:p>
              </table:table-cell>
              <table:table-cell office:value-type="float" office:value="0.00612713150506263">
                <text:p>0.006127131505062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9">
                <text:p>959</text:p>
              </table:table-cell>
              <table:table-cell office:value-type="float" office:value="0.179682709005469">
                <text:p>0.179682709005469</text:p>
              </table:table-cell>
              <table:table-cell office:value-type="float" office:value="0.00545997852826722">
                <text:p>0.005459978528267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85">
                <text:p>985</text:p>
              </table:table-cell>
              <table:table-cell office:value-type="float" office:value="0.16156095168649">
                <text:p>0.16156095168649</text:p>
              </table:table-cell>
              <table:table-cell office:value-type="float" office:value="0.00708510574481136">
                <text:p>0.007085105744811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11">
                <text:p>1011</text:p>
              </table:table-cell>
              <table:table-cell office:value-type="float" office:value="0.184425872817253">
                <text:p>0.184425872817253</text:p>
              </table:table-cell>
              <table:table-cell office:value-type="float" office:value="0.00484013077802455">
                <text:p>0.004840130778024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7">
                <text:p>1037</text:p>
              </table:table-cell>
              <table:table-cell office:value-type="float" office:value="0.183462242464259">
                <text:p>0.183462242464259</text:p>
              </table:table-cell>
              <table:table-cell office:value-type="float" office:value="0.00448978515063669">
                <text:p>0.004489785150636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3">
                <text:p>1063</text:p>
              </table:table-cell>
              <table:table-cell office:value-type="float" office:value="0.177930514032945">
                <text:p>0.177930514032945</text:p>
              </table:table-cell>
              <table:table-cell office:value-type="float" office:value="0.00424970878975976">
                <text:p>0.004249708789759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89">
                <text:p>1089</text:p>
              </table:table-cell>
              <table:table-cell office:value-type="float" office:value="0.168143872752299">
                <text:p>0.168143872752299</text:p>
              </table:table-cell>
              <table:table-cell office:value-type="float" office:value="0.00351548623476889">
                <text:p>0.003515486234768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15">
                <text:p>1115</text:p>
              </table:table-cell>
              <table:table-cell office:value-type="float" office:value="0.170375954773653">
                <text:p>0.170375954773653</text:p>
              </table:table-cell>
              <table:table-cell office:value-type="float" office:value="0.00336277856240371">
                <text:p>0.003362778562403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41">
                <text:p>1141</text:p>
              </table:table-cell>
              <table:table-cell office:value-type="float" office:value="0.179322953058803">
                <text:p>0.179322953058803</text:p>
              </table:table-cell>
              <table:table-cell office:value-type="float" office:value="0.00322158637684377">
                <text:p>0.003221586376843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67">
                <text:p>1167</text:p>
              </table:table-cell>
              <table:table-cell office:value-type="float" office:value="0.191799854205644">
                <text:p>0.191799854205644</text:p>
              </table:table-cell>
              <table:table-cell office:value-type="float" office:value="0.00567501969486467">
                <text:p>0.005675019694864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93">
                <text:p>1193</text:p>
              </table:table-cell>
              <table:table-cell office:value-type="float" office:value="0.169240705843738">
                <text:p>0.169240705843738</text:p>
              </table:table-cell>
              <table:table-cell office:value-type="float" office:value="0.00723325371927184">
                <text:p>0.007233253719271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19">
                <text:p>1219</text:p>
              </table:table-cell>
              <table:table-cell office:value-type="float" office:value="0.158177303714146">
                <text:p>0.158177303714146</text:p>
              </table:table-cell>
              <table:table-cell office:value-type="float" office:value="0.00571064838993249">
                <text:p>0.005710648389932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45">
                <text:p>1245</text:p>
              </table:table-cell>
              <table:table-cell office:value-type="float" office:value="0.162575782922523">
                <text:p>0.162575782922523</text:p>
              </table:table-cell>
              <table:table-cell office:value-type="float" office:value="0.00432316165424694">
                <text:p>0.004323161654246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71">
                <text:p>1271</text:p>
              </table:table-cell>
              <table:table-cell office:value-type="float" office:value="0.16402578340192">
                <text:p>0.16402578340192</text:p>
              </table:table-cell>
              <table:table-cell office:value-type="float" office:value="0.00343898396643683">
                <text:p>0.003438983966436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97">
                <text:p>1297</text:p>
              </table:table-cell>
              <table:table-cell office:value-type="float" office:value="0.169967978295714">
                <text:p>0.169967978295714</text:p>
              </table:table-cell>
              <table:table-cell office:value-type="float" office:value="0.00326430497231408">
                <text:p>0.003264304972314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23">
                <text:p>1323</text:p>
              </table:table-cell>
              <table:table-cell office:value-type="float" office:value="0.192913414365296">
                <text:p>0.192913414365296</text:p>
              </table:table-cell>
              <table:table-cell office:value-type="float" office:value="0.00379016667541559">
                <text:p>0.003790166675415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49">
                <text:p>1349</text:p>
              </table:table-cell>
              <table:table-cell office:value-type="float" office:value="0.158513964520631">
                <text:p>0.158513964520631</text:p>
              </table:table-cell>
              <table:table-cell office:value-type="float" office:value="0.00314745889147325">
                <text:p>0.003147458891473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75">
                <text:p>1375</text:p>
              </table:table-cell>
              <table:table-cell office:value-type="float" office:value="0.180215184099036">
                <text:p>0.180215184099036</text:p>
              </table:table-cell>
              <table:table-cell office:value-type="float" office:value="0.00346760809884799">
                <text:p>0.003467608098847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01">
                <text:p>1401</text:p>
              </table:table-cell>
              <table:table-cell office:value-type="float" office:value="0.164897119680144">
                <text:p>0.164897119680144</text:p>
              </table:table-cell>
              <table:table-cell office:value-type="float" office:value="0.00351571675639064">
                <text:p>0.003515716756390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27">
                <text:p>1427</text:p>
              </table:table-cell>
              <table:table-cell office:value-type="float" office:value="0.172745410082141">
                <text:p>0.172745410082141</text:p>
              </table:table-cell>
              <table:table-cell office:value-type="float" office:value="0.00535952145898784">
                <text:p>0.005359521458987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53">
                <text:p>1453</text:p>
              </table:table-cell>
              <table:table-cell office:value-type="float" office:value="0.174299410902409">
                <text:p>0.174299410902409</text:p>
              </table:table-cell>
              <table:table-cell office:value-type="float" office:value="0.00486896325813339">
                <text:p>0.004868963258133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79">
                <text:p>1479</text:p>
              </table:table-cell>
              <table:table-cell office:value-type="float" office:value="0.160614117273152">
                <text:p>0.160614117273152</text:p>
              </table:table-cell>
              <table:table-cell office:value-type="float" office:value="0.00389347064034996">
                <text:p>0.003893470640349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05">
                <text:p>1505</text:p>
              </table:table-cell>
              <table:table-cell office:value-type="float" office:value="0.160942369877353">
                <text:p>0.160942369877353</text:p>
              </table:table-cell>
              <table:table-cell office:value-type="float" office:value="0.00322626788038012">
                <text:p>0.003226267880380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31">
                <text:p>1531</text:p>
              </table:table-cell>
              <table:table-cell office:value-type="float" office:value="0.172011943649634">
                <text:p>0.172011943649634</text:p>
              </table:table-cell>
              <table:table-cell office:value-type="float" office:value="0.0033290516991517">
                <text:p>0.00332905169915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57">
                <text:p>1557</text:p>
              </table:table-cell>
              <table:table-cell office:value-type="float" office:value="0.158615830270609">
                <text:p>0.158615830270609</text:p>
              </table:table-cell>
              <table:table-cell office:value-type="float" office:value="0.00356447595032973">
                <text:p>0.003564475950329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83">
                <text:p>1583</text:p>
              </table:table-cell>
              <table:table-cell office:value-type="float" office:value="0.184889128363776">
                <text:p>0.184889128363776</text:p>
              </table:table-cell>
              <table:table-cell office:value-type="float" office:value="0.00452666943701795">
                <text:p>0.004526669437017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09">
                <text:p>1609</text:p>
              </table:table-cell>
              <table:table-cell office:value-type="float" office:value="0.170631977353503">
                <text:p>0.170631977353503</text:p>
              </table:table-cell>
              <table:table-cell office:value-type="float" office:value="0.0039248502232893">
                <text:p>0.00392485022328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35">
                <text:p>1635</text:p>
              </table:table-cell>
              <table:table-cell office:value-type="float" office:value="0.164554639944262">
                <text:p>0.164554639944262</text:p>
              </table:table-cell>
              <table:table-cell office:value-type="float" office:value="0.00464573285250107">
                <text:p>0.004645732852501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61">
                <text:p>1661</text:p>
              </table:table-cell>
              <table:table-cell office:value-type="float" office:value="0.170235084445617">
                <text:p>0.170235084445617</text:p>
              </table:table-cell>
              <table:table-cell office:value-type="float" office:value="0.00369403255693005">
                <text:p>0.003694032556930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87">
                <text:p>1687</text:p>
              </table:table-cell>
              <table:table-cell office:value-type="float" office:value="0.169128929411132">
                <text:p>0.169128929411132</text:p>
              </table:table-cell>
              <table:table-cell office:value-type="float" office:value="0.00335698138980081">
                <text:p>0.003356981389800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13">
                <text:p>1713</text:p>
              </table:table-cell>
              <table:table-cell office:value-type="float" office:value="0.167809006078263">
                <text:p>0.167809006078263</text:p>
              </table:table-cell>
              <table:table-cell office:value-type="float" office:value="0.00464364691423047">
                <text:p>0.004643646914230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39">
                <text:p>1739</text:p>
              </table:table-cell>
              <table:table-cell office:value-type="float" office:value="0.160029931016165">
                <text:p>0.160029931016165</text:p>
              </table:table-cell>
              <table:table-cell office:value-type="float" office:value="0.00522876416271608">
                <text:p>0.005228764162716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65">
                <text:p>1765</text:p>
              </table:table-cell>
              <table:table-cell office:value-type="float" office:value="0.171021086084286">
                <text:p>0.171021086084286</text:p>
              </table:table-cell>
              <table:table-cell office:value-type="float" office:value="0.00307604207370994">
                <text:p>0.003076042073709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91">
                <text:p>1791</text:p>
              </table:table-cell>
              <table:table-cell office:value-type="float" office:value="0.151153194600463">
                <text:p>0.151153194600463</text:p>
              </table:table-cell>
              <table:table-cell office:value-type="float" office:value="0.00335436125083329">
                <text:p>0.003354361250833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17">
                <text:p>1817</text:p>
              </table:table-cell>
              <table:table-cell office:value-type="float" office:value="0.169370681727836">
                <text:p>0.169370681727836</text:p>
              </table:table-cell>
              <table:table-cell office:value-type="float" office:value="0.0033411899029681">
                <text:p>0.00334118990296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43">
                <text:p>1843</text:p>
              </table:table-cell>
              <table:table-cell office:value-type="float" office:value="0.153786946907506">
                <text:p>0.153786946907506</text:p>
              </table:table-cell>
              <table:table-cell office:value-type="float" office:value="0.00413033148513924">
                <text:p>0.004130331485139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69">
                <text:p>1869</text:p>
              </table:table-cell>
              <table:table-cell office:value-type="float" office:value="0.164574226542671">
                <text:p>0.164574226542671</text:p>
              </table:table-cell>
              <table:table-cell office:value-type="float" office:value="0.00303165682478114">
                <text:p>0.003031656824781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95">
                <text:p>1895</text:p>
              </table:table-cell>
              <table:table-cell office:value-type="float" office:value="0.165798318661554">
                <text:p>0.165798318661554</text:p>
              </table:table-cell>
              <table:table-cell office:value-type="float" office:value="0.00533277329536012">
                <text:p>0.005332773295360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21">
                <text:p>1921</text:p>
              </table:table-cell>
              <table:table-cell office:value-type="float" office:value="0.160530172939179">
                <text:p>0.160530172939179</text:p>
              </table:table-cell>
              <table:table-cell office:value-type="float" office:value="0.00337855006808836">
                <text:p>0.003378550068088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47">
                <text:p>1947</text:p>
              </table:table-cell>
              <table:table-cell office:value-type="float" office:value="0.164789907713672">
                <text:p>0.164789907713672</text:p>
              </table:table-cell>
              <table:table-cell office:value-type="float" office:value="0.00321024393627854">
                <text:p>0.003210243936278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3">
                <text:p>1973</text:p>
              </table:table-cell>
              <table:table-cell office:value-type="float" office:value="0.157509411033202">
                <text:p>0.157509411033202</text:p>
              </table:table-cell>
              <table:table-cell office:value-type="float" office:value="0.00296047090429683">
                <text:p>0.002960470904296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9">
                <text:p>1999</text:p>
              </table:table-cell>
              <table:table-cell office:value-type="float" office:value="0.151410215486843">
                <text:p>0.151410215486843</text:p>
              </table:table-cell>
              <table:table-cell office:value-type="float" office:value="0.00295811824136182">
                <text:p>0.002958118241361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